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 Typewriter" svg:font-family="'CM Typewriter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Unikurd Web" svg:font-family="'Unikurd Web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font-name-asian="Liberation Mono1"/>
    </style:style>
    <style:style style:name="P2" style:family="paragraph" style:parent-style-name="Standard">
      <style:text-properties style:font-name="Liberation Mono" officeooo:paragraph-rsid="000e7cd6" style:font-name-asian="Liberation Mono1"/>
    </style:style>
    <style:style style:name="P3" style:family="paragraph" style:parent-style-name="Standard">
      <style:text-properties style:font-name="Liberation Mono" fo:font-weight="bold" officeooo:paragraph-rsid="000e7cd6" style:font-name-asian="Liberation Mono1" style:font-weight-asian="bold" style:font-weight-complex="bold"/>
    </style:style>
    <style:style style:name="P4" style:family="paragraph" style:parent-style-name="Heading_20_2">
      <style:text-properties fo:color="#00000a" style:font-name="Liberation Mono" fo:font-size="12pt" fo:language="en" fo:country="US" fo:font-weight="normal" officeooo:paragraph-rsid="00114153" style:font-name-asian="Liberation Mono1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5" style:family="paragraph" style:parent-style-name="Heading_20_2">
      <style:text-properties fo:color="#00000a" style:font-name="Liberation Mono" fo:font-size="12pt" fo:language="en" fo:country="US" fo:font-weight="normal" officeooo:paragraph-rsid="001ac068" style:font-name-asian="Liberation Mono1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6" style:family="paragraph" style:parent-style-name="Heading_20_2">
      <style:text-properties style:font-name="Liberation Mono" officeooo:paragraph-rsid="00114153" style:font-name-asian="Liberation Mono1"/>
    </style:style>
    <style:style style:name="P7" style:family="paragraph" style:parent-style-name="Heading_20_2">
      <style:text-properties style:font-name="Liberation Mono" officeooo:paragraph-rsid="0025dae2" style:font-name-asian="Liberation Mono1"/>
    </style:style>
    <style:style style:name="P8" style:family="paragraph" style:parent-style-name="Heading_20_2">
      <style:text-properties style:font-name="Liberation Mono" fo:font-size="12pt" fo:font-weight="normal" officeooo:paragraph-rsid="0025dae2" style:font-name-asian="Liberation Mono1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weight="bold" officeooo:paragraph-rsid="003113f5" style:font-weight-asian="bold" style:font-weight-complex="bold"/>
    </style:style>
    <style:style style:name="P10" style:family="paragraph" style:parent-style-name="Heading_20_1">
      <style:text-properties style:font-name="Liberation Mono" fo:font-size="12pt" fo:font-weight="normal" officeooo:paragraph-rsid="002d89cd" style:font-name-asian="Liberation Mono1" style:font-size-asian="12pt" style:font-weight-asian="normal" style:font-size-complex="12pt" style:font-weight-complex="normal"/>
    </style:style>
    <style:style style:name="P11" style:family="paragraph" style:parent-style-name="Heading_20_1">
      <style:text-properties style:font-name="Liberation Mono" fo:font-size="16pt" fo:font-weight="bold" officeooo:paragraph-rsid="00358e01" style:font-name-asian="Liberation Mono1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margin-top="0in" fo:margin-bottom="0in" style:contextual-spacing="false"/>
      <style:text-properties style:font-name="Liberation Mono" officeooo:paragraph-rsid="000fa243" style:font-name-asian="Liberation Mono1"/>
    </style:style>
    <style:style style:name="P13" style:family="paragraph" style:parent-style-name="Text_20_body" style:list-style-name="WWNum1">
      <style:text-properties fo:font-size="15pt" style:font-size-asian="15pt" style:font-size-complex="15pt"/>
    </style:style>
    <style:style style:name="P14" style:family="paragraph" style:parent-style-name="Text_20_body" style:list-style-name="L1"/>
    <style:style style:name="P15" style:family="paragraph" style:parent-style-name="Text_20_body" style:list-style-name="WWNum1" style:master-page-name="Standard">
      <style:paragraph-properties style:page-number="auto"/>
      <style:text-properties fo:font-size="15pt" style:font-size-asian="15pt" style:font-size-complex="15pt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officeooo:paragraph-rsid="000e7cd6"/>
    </style:style>
    <style:style style:name="P17" style:family="paragraph" style:parent-style-name="Heading_20_1" style:list-style-name="WWNum1">
      <style:text-properties officeooo:paragraph-rsid="0041d0d7"/>
    </style:style>
    <style:style style:name="P18" style:family="paragraph" style:parent-style-name="Heading_20_1" style:list-style-name="WWNum1">
      <style:text-properties style:font-name="Liberation Mono" style:font-name-asian="Liberation Mono1"/>
    </style:style>
    <style:style style:name="P19" style:family="paragraph" style:parent-style-name="Heading_20_1" style:list-style-name="WWNum1">
      <style:text-properties style:font-name="Liberation Mono" officeooo:paragraph-rsid="002b5e6a" style:font-name-asian="Liberation Mono1"/>
    </style:style>
    <style:style style:name="P20" style:family="paragraph" style:parent-style-name="Heading_20_1" style:list-style-name="WWNum1">
      <style:text-properties style:font-name="Liberation Mono" fo:font-size="16pt" fo:font-weight="bold" officeooo:paragraph-rsid="002b5e6a" style:font-name-asian="Liberation Mono1" style:font-size-asian="16pt" style:font-weight-asian="bold" style:font-size-complex="16pt" style:font-weight-complex="bold"/>
    </style:style>
    <style:style style:name="P21" style:family="paragraph" style:parent-style-name="Heading_20_1" style:list-style-name="WWNum1">
      <style:text-properties style:font-name="Liberation Mono" fo:font-size="16pt" fo:font-weight="bold" officeooo:paragraph-rsid="00358e01" style:font-name-asian="Liberation Mono1" style:font-size-asian="16pt" style:font-weight-asian="bold" style:font-size-complex="16pt" style:font-weight-complex="bold"/>
    </style:style>
    <style:style style:name="P22" style:family="paragraph" style:parent-style-name="Heading_20_1" style:list-style-name="WWNum1">
      <style:text-properties style:font-name="Liberation Mono" fo:font-size="16pt" fo:font-weight="bold" officeooo:paragraph-rsid="00369949" style:font-name-asian="Liberation Mono1" style:font-size-asian="16pt" style:font-weight-asian="bold" style:font-size-complex="16pt" style:font-weight-complex="bold"/>
    </style:style>
    <style:style style:name="P23" style:family="paragraph" style:parent-style-name="Heading_20_1" style:list-style-name="WWNum1">
      <style:text-properties style:font-name="Liberation Mono" fo:font-size="16pt" fo:font-weight="bold" officeooo:paragraph-rsid="003c7d0b" style:font-name-asian="Liberation Mono1" style:font-size-asian="16pt" style:font-weight-asian="bold" style:font-size-complex="16pt" style:font-weight-complex="bold"/>
    </style:style>
    <style:style style:name="P24" style:family="paragraph" style:parent-style-name="Heading_20_1" style:list-style-name="WWNum1">
      <style:text-properties style:font-name="Liberation Mono" fo:font-size="16pt" fo:font-weight="bold" officeooo:paragraph-rsid="003daff1" style:font-name-asian="Liberation Mono1" style:font-size-asian="16pt" style:font-weight-asian="bold" style:font-size-complex="16pt" style:font-weight-complex="bold"/>
    </style:style>
    <style:style style:name="P25" style:family="paragraph" style:parent-style-name="Heading_20_1" style:list-style-name="WWNum1">
      <style:text-properties style:font-name="Liberation Mono" fo:font-size="16pt" fo:font-weight="bold" officeooo:paragraph-rsid="0041d0d7" style:font-name-asian="Liberation Mono1" style:font-size-asian="16pt" style:font-weight-asian="bold" style:font-size-complex="16pt" style:font-weight-complex="bold"/>
    </style:style>
    <style:style style:name="P26" style:family="paragraph" style:parent-style-name="Heading_20_1" style:list-style-name="WWNum1">
      <style:text-properties style:font-name="Liberation Mono" fo:font-size="16pt" fo:font-weight="bold" officeooo:paragraph-rsid="0062a36c" style:font-name-asian="Liberation Mono1" style:font-size-asian="16pt" style:font-weight-asian="bold" style:font-size-complex="16pt" style:font-weight-complex="bold"/>
    </style:style>
    <style:style style:name="P27" style:family="paragraph" style:parent-style-name="Heading_20_1" style:list-style-name="WWNum1">
      <style:text-properties style:font-name="Liberation Mono" fo:font-size="16pt" fo:font-weight="bold" officeooo:paragraph-rsid="00635898" style:font-name-asian="Liberation Mono1" style:font-size-asian="16pt" style:font-weight-asian="bold" style:font-size-complex="16pt" style:font-weight-complex="bold"/>
    </style:style>
    <style:style style:name="P28" style:family="paragraph" style:parent-style-name="Heading_20_1" style:list-style-name="WWNum1">
      <style:text-properties style:font-name="Liberation Mono" fo:font-size="16pt" fo:font-weight="bold" officeooo:paragraph-rsid="0063dcab" style:font-name-asian="Liberation Mono1" style:font-size-asian="16pt" style:font-weight-asian="bold" style:font-size-complex="16pt" style:font-weight-complex="bold"/>
    </style:style>
    <style:style style:name="P29" style:family="paragraph" style:parent-style-name="Heading_20_1" style:list-style-name="WWNum1">
      <style:text-properties style:font-name="Liberation Mono" fo:font-size="16pt" fo:font-weight="bold" officeooo:paragraph-rsid="0069f03e" style:font-name-asian="Liberation Mono1" style:font-size-asian="16pt" style:font-weight-asian="bold" style:font-size-complex="16pt" style:font-weight-complex="bold"/>
    </style:style>
    <style:style style:name="P30" style:family="paragraph" style:parent-style-name="Heading_20_1" style:list-style-name="WWNum1">
      <style:text-properties style:font-name="Liberation Mono" fo:font-size="16pt" fo:font-weight="bold" officeooo:paragraph-rsid="006c7824" style:font-name-asian="Liberation Mono1" style:font-size-asian="16pt" style:font-weight-asian="bold" style:font-size-complex="16pt" style:font-weight-complex="bold"/>
    </style:style>
    <style:style style:name="P31" style:family="paragraph" style:parent-style-name="Heading_20_1" style:list-style-name="WWNum1">
      <style:text-properties style:font-name="Liberation Mono" fo:font-size="12pt" fo:font-weight="normal" officeooo:paragraph-rsid="002d89cd" style:font-name-asian="Liberation Mono1" style:font-size-asian="12pt" style:font-weight-asian="normal" style:font-size-complex="12pt" style:font-weight-complex="normal"/>
    </style:style>
    <style:style style:name="P32" style:family="paragraph" style:parent-style-name="Heading_20_1" style:list-style-name="WWNum1">
      <style:text-properties fo:color="#00000a" style:font-name="Liberation Mono" fo:font-size="16pt" fo:language="en" fo:country="US" fo:font-weight="bold" officeooo:paragraph-rsid="0049f80f" style:font-name-asian="Liberation Mono1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P33" style:family="paragraph" style:parent-style-name="Heading_20_1" style:list-style-name="WWNum1">
      <style:text-properties fo:color="#00000a" style:font-name="Liberation Mono" fo:font-size="16pt" fo:language="en" fo:country="US" fo:font-weight="bold" officeooo:paragraph-rsid="005990ef" style:font-name-asian="Liberation Mono1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P34" style:family="paragraph" style:parent-style-name="Heading_20_1" style:list-style-name="WWNum1">
      <style:text-properties fo:color="#00000a" style:font-name="Liberation Mono" fo:font-size="16pt" fo:language="en" fo:country="US" fo:font-weight="bold" officeooo:paragraph-rsid="005576a6" style:font-name-asian="Liberation Mono1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P35" style:family="paragraph" style:parent-style-name="Heading_20_1" style:list-style-name="WWNum1">
      <style:text-properties fo:color="#00000a" style:font-name="Liberation Mono" fo:font-size="16pt" fo:language="en" fo:country="US" fo:font-weight="bold" officeooo:paragraph-rsid="005a8976" style:font-name-asian="Liberation Mono1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P36" style:family="paragraph" style:parent-style-name="Heading_20_1" style:list-style-name="WWNum1">
      <style:paragraph-properties fo:margin-top="0.1665in" fo:margin-bottom="0.0835in" style:contextual-spacing="false"/>
      <style:text-properties style:font-name="Liberation Mono" style:font-name-asian="Liberation Mono1"/>
    </style:style>
    <style:style style:name="P37" style:family="paragraph" style:parent-style-name="Heading_20_2" style:list-style-name="WWNum1">
      <style:text-properties style:font-name="Liberation Mono" style:font-name-asian="Liberation Mono1"/>
    </style:style>
    <style:style style:name="P38" style:family="paragraph" style:parent-style-name="Heading_20_2" style:list-style-name="WWNum1">
      <style:text-properties style:font-name="Liberation Mono" officeooo:paragraph-rsid="001f6bfc" style:font-name-asian="Liberation Mono1"/>
    </style:style>
    <style:style style:name="P39" style:family="paragraph" style:parent-style-name="Heading_20_2" style:list-style-name="WWNum1">
      <style:text-properties style:font-name="Liberation Mono" officeooo:paragraph-rsid="00236e02" style:font-name-asian="Liberation Mono1"/>
    </style:style>
    <style:style style:name="P40" style:family="paragraph" style:parent-style-name="Heading_20_2" style:list-style-name="WWNum1">
      <style:text-properties style:font-name="Liberation Mono" fo:font-size="12pt" fo:font-weight="normal" officeooo:paragraph-rsid="00214bad" style:font-name-asian="Liberation Mono1" style:font-size-asian="12pt" style:font-weight-asian="normal" style:font-size-complex="12pt" style:font-weight-complex="normal"/>
    </style:style>
    <style:style style:name="P41" style:family="paragraph" style:parent-style-name="Heading_20_3" style:list-style-name="WWNum1">
      <style:text-properties style:font-name="Liberation Mono" style:font-name-asian="Liberation Mono1"/>
    </style:style>
    <style:style style:name="T1" style:family="text">
      <style:text-properties style:font-name="Liberation Mono" style:font-name-asian="Liberation Mono1"/>
    </style:style>
    <style:style style:name="T2" style:family="text">
      <style:text-properties style:font-name="Liberation Mono" style:font-name-asian="Unikurd Web"/>
    </style:style>
    <style:style style:name="T3" style:family="text">
      <style:text-properties style:font-name="Liberation Mono" fo:font-size="16pt" fo:font-weight="bold" style:font-name-asian="Liberation Mono1" style:font-size-asian="16pt" style:font-weight-asian="bold" style:font-size-complex="16pt" style:font-weight-complex="bold"/>
    </style:style>
    <style:style style:name="T4" style:family="text">
      <style:text-properties style:text-line-through-style="none" style:font-name="Liberation Mono" fo:font-style="normal" fo:font-weight="normal" style:font-name-asian="CM Typewriter" style:font-style-asian="normal" style:font-weight-asian="normal" style:font-style-complex="normal" style:font-weight-complex="normal"/>
    </style:style>
    <style:style style:name="T5" style:family="text">
      <style:text-properties fo:color="#00000a" style:font-name="Liberation Mono" fo:font-size="16pt" fo:language="en" fo:country="US" fo:font-weight="bold" style:font-name-asian="Liberation Mono1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08538887014379139" text:style-name="WWNum1">
        <text:list-header>
          <text:p text:style-name="P15">安装四大块：Alfresco，Alfresco第三方软件、web quick start以及web editor；</text:p>
          <text:p text:style-name="P13">使用也是这四大块；</text:p>
          <text:h text:style-name="P36" text:outline-level="1"/>
        </text:list-header>
        <text:list-item>
          <text:h text:style-name="P36" text:outline-level="1">安装</text:h>
        </text:list-item>
      </text:list>
      <text:p text:style-name="P1"/>
      <text:list xml:id="list1053675156" text:continue-numbering="true" text:style-name="WWNum1">
        <text:list-item>
          <text:list>
            <text:list-item>
              <text:h text:style-name="P37" text:outline-level="2">. 安装JDK、Tomcat7、mysql，配好环境变量</text:h>
            </text:list-item>
            <text:list-item>
              <text:h text:style-name="P37" text:outline-level="2">. 配置好Tomcat7相关目录结构和文件</text:h>
            </text:list-item>
          </text:list>
        </text:list-item>
      </text:list>
      <text:p text:style-name="P1"><text:tab/>1）在TOMCAT_HOME下手动建立一个放置共享文件的文件夹：文件夹最好用自动安装时的默认名字：shared，并建立下面两个子文件夹：shared/classes，shared/lib</text:p>
      <text:p text:style-name="P1"><text:tab/>2）在conf/catalina.properties中更改shared.loader=${catalina.base}/shared/classes</text:p>
      <text:p text:style-name="P1"><text:tab/>3）在Tomcat的全局lib/中放置mysql的驱动jar包</text:p>
      <text:p text:style-name="P1"><text:tab/>4）更改server.xml。将8080的connector增加两个配置：URIEncoding="UTF-8"（默认ISO-8859-1） maxHttpHeaderSize="32768"（默认8k）</text:p>
      <text:p text:style-name="P1"><text:tab/>5）如果Tomcat的ssl功能开启，IE7、8使用https从Tomcat中下载文件时会报错。需要在/conf/context.xml的context元素中增加一行：</text:p>
      <text:p text:style-name="P1"><text:tab/><text:tab/>&lt;Valve className="org.apache.catalina.authenticator.SSLAuthenticator" securePagesWithPragma="false" /&gt;</text:p>
      <text:p text:style-name="P1"><text:tab/><text:tab/></text:p>
      <text:list xml:id="list890991909" text:continue-numbering="true" text:style-name="WWNum1">
        <text:list-item>
          <text:list>
            <text:list-item>
              <text:h text:style-name="P37" text:outline-level="2">. 安装Alfresco WARs</text:h>
            </text:list-item>
          </text:list>
        </text:list-item>
      </text:list>
      <text:p text:style-name="P1"><text:tab/>1）将zip包中bin/以及web-server/下的四个文件夹copy到TOMCAT_HOME下，合并相同内容。并将web-server/下的lib/copy到shared下；其中包括将web-server/webapps/下的几个war包copy到TOMCAT_HOME/webapps目录下。(如果用mysql，则不用copy lib/下的postgre包)</text:p>
      <text:p text:style-name="P1"><text:tab/></text:p>
      <text:p text:style-name="P1"><text:tab/>2）根据情况编辑shared/classes/下的alfresco-global.properties.sample文件，并去掉文件名后的.sample；</text:p>
      <text:p text:style-name="P1"><text:tab/><text:tab/>（那为什么在2.1中还要手动建立shared/classes与shared/lib文件夹？）</text:p>
      <text:p text:style-name="P1"><text:tab/><text:tab/> 此文件主要用于配置DB &amp; Email功能</text:p>
      <text:p text:style-name="P1"><text:tab/><text:tab/> &lt;extension&gt;用于配置自己的Spring配置文件路径，用于覆盖系统自带的路径；</text:p>
      <text:p text:style-name="P1"><text:tab/><text:tab/> </text:p>
      <text:p text:style-name="P1"><text:tab/>4）如果是升级alfresco，则需要运行clean_tomcat.sh来清除之前的temp文件；</text:p>
      <text:p text:style-name="P1"><text:tab/>5）安装完成后，还需要生成&amp;安装自己的证书，不详说了。</text:p>
      <text:p text:style-name="P1"><text:tab/></text:p>
      <text:h text:style-name="P6" text:outline-level="2"><text:soft-page-break/>4. 安装第三方软件</text:h>
      <text:h text:style-name="P4" text:outline-level="2"><text:s text:c="4"/>自动安装时，所有用到的第三方软件都会被自动安装，手动时需要独立安装，不过有些软件完全独立于alfresco，它们可以在alfresco之前就已经完成安装。</text:h>
      <text:h text:style-name="P5" text:outline-level="2"><text:s text:c="4"/>1)安装LibreOffice:安装之后，更改alfresco-global.properties文件，将属性ooo.exe的值改为LibreOffice的安装路径，重启alfresco。安装之后，alfresco可以使用它自由转换文件格式，例如将txt转换成pdf</text:h>
      <text:h text:style-name="P5" text:outline-level="2"/>
      <text:h text:style-name="P6" text:outline-level="2">5. 安装中文包</text:h>
      <text:p text:style-name="P2">有三个模块没有汉化语言包：</text:p>
      <text:list xml:id="list8357043934039518012" text:style-name="L1">
        <text:list-item>
          <text:p text:style-name="P12">SharePoint</text:p>
        </text:list-item>
        <text:list-item>
          <text:p text:style-name="P16">Web Quick Start </text:p>
        </text:list-item>
        <text:list-item>
          <text:p text:style-name="P14">OpenOffice </text:p>
        </text:list-item>
      </text:list>
      <text:p text:style-name="Text_20_body">另外还有一些文件以及所有的错误信息都保留英文，因为方便搜索错误解决方法。</text:p>
      <text:p text:style-name="Text_20_body"/>
      <text:p text:style-name="P9">居然什么也没有改动，管理界面就莫名其妙变成中文了。。。</text:p>
      <text:p text:style-name="P3"><text:tab/></text:p>
      <text:p text:style-name="P1"><text:tab/></text:p>
      <text:p text:style-name="P1"><text:tab/></text:p>
      <text:list xml:id="list1524941534" text:continue-list="list890991909" text:style-name="WWNum1">
        <text:list-item>
          <text:h text:style-name="P19" text:outline-level="1"><text:soft-page-break/>使用</text:h>
          <text:list>
            <text:list-item>
              <text:h text:style-name="P20" text:outline-level="1">对Alfresco本身的使用</text:h>
              <text:h text:style-name="P31" text:outline-level="1">Alfresco中所有的内容都存在于网站中，而每一个网站都有自己的由dashlets构成的dashboard。实际上Alfresco的站点可以理解为一个由多人管理的Blog。站点之间可以share内容，可以互相订阅。而整个Alfresco所管理的信息都是类似于新闻、博客、wiki等一条条发布类的信息。Alfresco根据信息的所有者与关注者，对这些信息进行组织与管理。</text:h>
            </text:list-item>
          </text:list>
        </text:list-item>
      </text:list>
      <text:h text:style-name="P10" text:outline-level="1"/>
      <text:list xml:id="list1410431812" text:continue-numbering="true" text:style-name="WWNum1">
        <text:list-item>
          <text:list>
            <text:list-item>
              <text:h text:style-name="P20" text:outline-level="1">站点</text:h>
              <text:h text:style-name="P20" text:outline-level="1">创建的站点，需要在/alfresco/webdav/Sites/***下访问。</text:h>
            </text:list-item>
            <text:list-item>
              <text:h text:style-name="P20" text:outline-level="1">订阅RSS</text:h>
              <text:h text:style-name="P20" text:outline-level="1">在每个站点中，有多种内容可以订阅RSS源，并将订阅内容更新显示在站点内，右上方有RSS订阅源的按钮。</text:h>
            </text:list-item>
            <text:list-item>
              <text:h text:style-name="P21" text:outline-level="1">Follow一个people：</text:h>
              <text:h text:style-name="P21" text:outline-level="1">可以设定为private，这样别人看不到我的follow信息，但被follow的人还是会收到follow的通知邮件。</text:h>
            </text:list-item>
            <text:list-item>
              <text:h text:style-name="P22" text:outline-level="1">文档操作</text:h>
              <text:h text:style-name="P22" text:outline-level="1">分为两层，一层为Myfiles表示所有的文档，一层为具体site下的文档(即Document library)。管理方式类似。就是可以同时上传、或直接创建文档。创建的文档可以是各种格式，包括google doc。</text:h>
            </text:list-item>
            <text:list-item>
              <text:h text:style-name="P22" text:outline-level="1">文档编辑</text:h>
              <text:h text:style-name="P22" text:outline-level="1">离线编辑：下载到本地后再编辑，此时库中的文档会被lock，直到本地的编辑完成并上传。</text:h>
            </text:list-item>
            <text:list-item>
              <text:h text:style-name="P22" text:outline-level="1">文档自动管理规则</text:h>
              <text:list>
                <text:list-item text:start-value="1">
                  <text:h text:style-name="P22" text:outline-level="1" text:restart-numbering="true" text:start-value="-1">规则由三部分构成：</text:h>
                </text:list-item>
              </text:list>
              <text:h text:style-name="P22" text:outline-level="1">1）触发规则的事件：文件进入、离开、修改三种事件。</text:h>
              <text:h text:style-name="P23" text:outline-level="1">2）适用此规则的内容的筛选条件；</text:h>
              <text:h text:style-name="P24" text:outline-level="1"><text:soft-page-break/>3）对此内容的执行动作</text:h>
              <text:list text:continue-numbering="true">
                <text:list-item>
                  <text:h text:style-name="P24" text:outline-level="1"/>
                </text:list-item>
              </text:list>
              <text:h text:style-name="P24" text:outline-level="1">使用规则的一些例子：</text:h>
              <text:h text:style-name="P24" text:outline-level="1">进入某文件夹中的所有文件自动进行版本管理</text:h>
              <text:h text:style-name="P24" text:outline-level="1">进入某文件夹中的所有文件自动进入一个简易工作流（如审查审批）；</text:h>
              <text:h text:style-name="P24" text:outline-level="1">某文件夹中的所有gif会被自动转成png；</text:h>
              <text:list text:continue-numbering="true">
                <text:list-item>
                  <text:h text:style-name="P25" text:outline-level="1">对一个文件夹可以创建新的rule，也可以链接到一个原有的rule set，或者其它folder的rule（此时无法对rule编辑）。rule实施以后，只有新的文件才自动执行rule，原有的文件要手动执行run rule。</text:h>
                </text:list-item>
                <text:list-item>
                  <text:h text:style-name="P25" text:outline-level="1">文件夹的rule会被子文件夹继承。</text:h>
                </text:list-item>
                <text:list-item>
                  <text:h text:style-name="P25" text:outline-level="1">创建一个简易工作流rule后，当符合条件的文件进入文件夹时，会自动触发此工作流rule。</text:h>
                  <text:h text:style-name="P17" text:outline-level="1"><text:span text:style-name="T3">例如：User审批通过了一个Draft文件夹中的文件，则此文件被转移到</text:span><text:span text:style-name="T5">pending </text:span><text:span text:style-name="Strong_20_Emphasis"><text:span text:style-name="T5">Approval</text:span></text:span><text:span text:style-name="T5"> folder，然后Manager再审批通过此文件，则文件再被转移到Publish文件夹中，如果审批不通过，则放回到Draft文件夹中。</text:span></text:h>
                  <text:h text:style-name="P32" text:outline-level="1">(对一个文件的工作流的启动可以是手动，也可以是作为rule自动启动)</text:h>
                </text:list-item>
                <text:list-item>
                  <text:h text:style-name="P32" text:outline-level="1">文档的组织管理</text:h>
                  <text:h text:style-name="P32" text:outline-level="1">文档的拖拽、移动、拷贝、重命名。</text:h>
                  <text:h text:style-name="P32" text:outline-level="1">TAG:</text:h>
                  <text:h text:style-name="P32" text:outline-level="1">当创建、编辑文档时，可以为文档打标签，有利于搜索，打标签可以手动输入，标签间以空格分割，多单词标签用“”包起来。也可以去掉文档已打的标签。</text:h>
                  <text:h text:style-name="P33" text:outline-level="1">在对一个文件打标签时，也可以从标签列表中选，此时界面中也可添加标签。</text:h>
                  <text:h text:style-name="P34" text:outline-level="1">Category：</text:h>
                  <text:h text:style-name="P34" text:outline-level="1"><text:soft-page-break/>只有Admin才能做Category操作。相当于对DocumentLib中的所有文件做另一种分类。一个文件在能归入到一个category之前，必须先Enable分类这个选项。</text:h>
                </text:list-item>
                <text:list-item>
                  <text:h text:style-name="P35" text:outline-level="1">Item路径定位：</text:h>
                  <text:h text:style-name="P35" text:outline-level="1">在favorite、tag等筛选后的文件列表中，不会显示文件的真实路径，点击Locate File/Folder后会显示其路径。</text:h>
                  <text:h text:style-name="P32" text:outline-level="1"/>
                  <text:h text:style-name="P32" text:outline-level="1"/>
                </text:list-item>
              </text:list>
              <text:h text:style-name="P24" text:outline-level="1"/>
            </text:list-item>
            <text:list-item>
              <text:h text:style-name="P26" text:outline-level="1">Document Library之外的文件夹</text:h>
              <text:h text:style-name="P27" text:outline-level="1">My files：每个人都有的私有文件夹，别人不可见</text:h>
              <text:h text:style-name="P30" text:outline-level="1">Shared Files：单位中所有人共享的文件夹，用于快速共享文件，而不需要借助sites。Shared Files是唯一一个其内容不需要放入sites内的文件夹。</text:h>
              <text:h text:style-name="P28" text:outline-level="1">Repository：能看到alfresco中所有自己能看的东西，包括Admin想看他关心的一些系统文件。在里面能做所有DocLib文件夹中能做的事（Tab、favorite...），除了offline编辑与创建Google Doc。</text:h>
            </text:list-item>
            <text:list-item>
              <text:h text:style-name="P29" text:outline-level="1">Replicated content（相当于转载）</text:h>
              <text:h text:style-name="P29" text:outline-level="1">有的文件文件夹可以直接从别的库中复制过来，并在本库中显示此文件是别的地方复制过来的，一般本库中会设定为只读。点击View可以访问复制文件的原文件。</text:h>
            </text:list-item>
          </text:list>
        </text:list-item>
      </text:list>
      <text:h text:style-name="P11" text:outline-level="1"/>
      <text:h text:style-name="P11" text:outline-level="1"/>
      <text:list xml:id="list694040842" text:continue-numbering="true" text:style-name="WWNum1">
        <text:list-item>
          <text:h text:style-name="P18" text:outline-level="1">管理</text:h>
        </text:list-item>
      </text:list>
      <text:p text:style-name="P1"><text:tab/>公约：&lt;classpathRoot&gt;表示TOMCAT_HOME/shared/classes/路径</text:p>
      <text:list xml:id="list1825883309" text:continue-numbering="true" text:style-name="WWNum1">
        <text:list-item>
          <text:list>
            <text:list-item>
              <text:h text:style-name="P37" text:outline-level="2">启动：</text:h>
            </text:list-item>
          </text:list>
        </text:list-item>
      </text:list>
      <text:p text:style-name="P1"><text:tab/>只需要启动mysqld、Tomcat，就可以在浏览器中访问http://127.0.0.1:8080/share了。</text:p>
      <text:list xml:id="list483792675" text:continue-numbering="true" text:style-name="WWNum1">
        <text:list-item>
          <text:list>
            <text:list-item>
              <text:h text:style-name="P38" text:outline-level="2"><text:soft-page-break/>配置</text:h>
              <text:h text:style-name="P40" text:outline-level="2">alfresco的系统配置有两种方式：一种是通过Share用户的Admin Tools配置Share相关的一些系统配置；一种是通过编辑alfresco-global.properties文件来设置或覆盖一些全局的系统变量。（alfresco-global.properties文件也可通过java命令来设置）。另外，更高级的配置是可以直接配置Spring bean。</text:h>
            </text:list-item>
          </text:list>
        </text:list-item>
      </text:list>
      <text:h text:style-name="Heading_20_3" text:outline-level="3"/>
      <text:list xml:id="list799459184" text:continue-numbering="true" text:style-name="WWNum1">
        <text:list-item>
          <text:list>
            <text:list-item>
              <text:list>
                <text:list-item>
                  <text:h text:style-name="P41" text:outline-level="3">配置alfresco-global.properties</text:h>
                </text:list-item>
              </text:list>
            </text:list-item>
          </text:list>
        </text:list-item>
      </text:list>
      <text:p text:style-name="P1"><text:tab/>1）Mysql必须使用UTF-8以及innodb</text:p>
      <text:p text:style-name="P1"><text:tab/>2）创建mysql用户名密码都为：alfresco；并创建alfresco数据库</text:p>
      <text:p text:style-name="P1"><text:tab/>3）清除&lt;contentstore&gt;目录（为什么？）</text:p>
      <text:p text:style-name="P1"><text:tab/>4）设置dir.root=/home/dds/srv/alfresco/alf_data <text:s/>(绝对路径)</text:p>
      <text:p text:style-name="P1"><text:tab/>5）去掉以下两行的注释：</text:p>
      <text:p text:style-name="P1"><text:tab/><text:tab/>db.driver=org.gjt.mm.mysql.Driver</text:p>
      <text:p text:style-name="P1"><text:tab/><text:tab/>db.url=jdbc:mysql://${db.host}:${db.port}/${db.name}?useUnicode=yes&amp;characterEncoding=UTF-8 </text:p>
      <text:p text:style-name="P1"><text:tab/><text:tab/>再修改以下设置：</text:p>
      <text:p text:style-name="P1"><text:tab/><text:tab/>db.name=alfresco</text:p>
      <text:p text:style-name="P1"><text:tab/><text:tab/>db.username=alfresco</text:p>
      <text:p text:style-name="P1"><text:tab/><text:tab/>db.password=alfresco</text:p>
      <text:p text:style-name="P1"><text:tab/><text:tab/>db.host=localhost</text:p>
      <text:p text:style-name="P1"><text:tab/><text:tab/>db.port=3306</text:p>
      <text:p text:style-name="P1"><text:tab/><text:tab/>db.pool.max=275</text:p>
      <text:p text:style-name="P1"><text:tab/><text:tab/></text:p>
      <text:p text:style-name="P1"><text:tab/>6）将zip包中的alf_data/keystore/拷贝到前面设置的dir.root下</text:p>
      <text:p text:style-name="P1"><text:tab/>7）在alf_data/下创建contentstore文件夹</text:p>
      <text:p text:style-name="Standard"><text:span text:style-name="T1"><text:tab/>8）设置db的username大小</text:span><text:span text:style-name="T4">写敏</text:span><text:span text:style-name="T1">感</text:span></text:p>
      <text:list xml:id="list700802590" text:continue-numbering="true" text:style-name="WWNum1">
        <text:list-item>
          <text:list>
            <text:list-item>
              <text:list>
                <text:list-item>
                  <text:h text:style-name="P39" text:outline-level="2">配置数据库</text:h>
                </text:list-item>
              </text:list>
            </text:list-item>
          </text:list>
        </text:list-item>
      </text:list>
      <text:h text:style-name="P8" text:outline-level="2">修改my.cnf属性：max_connections = 275</text:h>
      <text:h text:style-name="P8" text:outline-level="2">数据库与/src/contentstore文件夹应保持一致，初始时应都为空。</text:h>
      <text:h text:style-name="P7" text:outline-level="2"/>
      <text:list xml:id="list1343512357" text:continue-numbering="true" text:style-name="WWNum1">
        <text:list-item>
          <text:list>
            <text:list-item>
              <text:list>
                <text:list-item>
                  <text:h text:style-name="P39" text:outline-level="2"/>
                </text:list-item>
              </text:list>
            </text:list-item>
          </text:list>
        </text:list-item>
      </text:list>
      <text:p text:style-name="P1"><text:tab/></text:p>
      <text:list xml:id="list2155196158" text:continue-numbering="true" text:style-name="WWNum1">
        <text:list-item>
          <text:list>
            <text:list-item>
              <text:h text:style-name="P37" text:outline-level="2">. 启动tomcat&amp;alfresco时，log报错，</text:h>
            </text:list-item>
          </text:list>
        </text:list-item>
      </text:list>
      <text:p text:style-name="Standard"><text:span text:style-name="T1"><text:tab/>1）提示alfresco编译版本</text:span><text:span text:style-name="T2">高于</text:span><text:span text:style-name="T1">环境运行版本(jdk1.6)，重新下载配置jdk1.7；</text:span></text:p>
      <text:p text:style-name="P1"><text:tab/>2）JVM堆溢出，原堆为784M，改Catalina环境变量为Xms1024,Xmx2048后成功;</text:p>
      <text:p text:style-name="P1"><text:tab/>3)很多启动错误，都是因为以dds用户启动时，很多root权限创建的文件夹文件dds都没有写权限。需要把root权限创建的对象重新用dds创建一遍。</text:p>
      <text:p text:style-name="P1"><text:tab/>4)登录失败，是因为手动删除了/src/contentstore/下的文件，导致文件与数据库不一至，导致系统无法正确登录。解决办法就是将数据库删了重建。</text:p>
      <text:p text:style-name="P1"><text:tab/>5）直到可以登录，solr还是没有配置好。</text:p>
      <text:p text:style-name="P1"><text:soft-page-break/><text:tab/></text:p>
      <text:p text:style-name="P1"><text:tab/></text:p>
      <text:p text:style-name="P1"/>
      <text:p text:style-name="P1"/>
      <text:p text:style-name="P1"/>
      <text:p text:style-name="P1"><text:tab/></text:p>
      <text:p text:style-name="P1"><text:tab/>mysql驱动要放在哪个lib下？</text:p>
      <text:p text:style-name="P1"><text:tab/>系统原始帐号密码都为admin<text:tab/></text:p>
      <text:p text:style-name="P1"><text:tab/>为了定位问题，采用以下logging.properti取代alfresco/WEB-INF/classes下的logging.propertiy，以期输出更具体的error信息</text:p>
      <text:p text:style-name="P1"><text:tab/></text:p>
      <text:p text:style-name="P1"><text:tab/></text:p>
      <text:p text:style-name="P1"><text:tab/>alfresco初始安装的97个表：</text:p>
      <text:p text:style-name="P1"><text:tab/>+-----------------------------+</text:p>
      <text:p text:style-name="P1">| Tables_in_alfresco <text:s text:c="9"/>|</text:p>
      <text:p text:style-name="P1">+-----------------------------+</text:p>
      <text:p text:style-name="P1">| ACT_EVT_LOG <text:s text:c="16"/>|</text:p>
      <text:p text:style-name="P1">| ACT_GE_BYTEARRAY <text:s text:c="11"/>|</text:p>
      <text:p text:style-name="P1">| ACT_GE_PROPERTY <text:s text:c="12"/>|</text:p>
      <text:p text:style-name="P1">| ACT_HI_ACTINST <text:s text:c="13"/>|</text:p>
      <text:p text:style-name="P1">| ACT_HI_ATTACHMENT <text:s text:c="10"/>|</text:p>
      <text:p text:style-name="P1">| ACT_HI_COMMENT <text:s text:c="13"/>|</text:p>
      <text:p text:style-name="P1">| ACT_HI_DETAIL <text:s text:c="14"/>|</text:p>
      <text:p text:style-name="P1">| ACT_HI_IDENTITYLINK <text:s text:c="8"/>|</text:p>
      <text:p text:style-name="P1">| ACT_HI_PROCINST <text:s text:c="12"/>|</text:p>
      <text:p text:style-name="P1">| ACT_HI_TASKINST <text:s text:c="12"/>|</text:p>
      <text:p text:style-name="P1">| ACT_HI_VARINST <text:s text:c="13"/>|</text:p>
      <text:p text:style-name="P1">| ACT_ID_GROUP <text:s text:c="15"/>|</text:p>
      <text:p text:style-name="P1">| ACT_ID_INFO <text:s text:c="16"/>|</text:p>
      <text:p text:style-name="P1">| ACT_ID_MEMBERSHIP <text:s text:c="10"/>|</text:p>
      <text:p text:style-name="P1">| ACT_ID_USER <text:s text:c="16"/>|</text:p>
      <text:p text:style-name="P1">| ACT_RE_DEPLOYMENT <text:s text:c="10"/>|</text:p>
      <text:p text:style-name="P1">| ACT_RE_MODEL <text:s text:c="15"/>|</text:p>
      <text:p text:style-name="P1">| ACT_RE_PROCDEF <text:s text:c="13"/>|</text:p>
      <text:p text:style-name="P1">| ACT_RU_EVENT_SUBSCR <text:s text:c="8"/>|</text:p>
      <text:p text:style-name="P1">| ACT_RU_EXECUTION <text:s text:c="11"/>|</text:p>
      <text:p text:style-name="P1">| ACT_RU_IDENTITYLINK <text:s text:c="8"/>|</text:p>
      <text:p text:style-name="P1">| ACT_RU_JOB <text:s text:c="17"/>|</text:p>
      <text:p text:style-name="P1">| ACT_RU_TASK <text:s text:c="16"/>|</text:p>
      <text:p text:style-name="P1">| ACT_RU_VARIABLE <text:s text:c="12"/>|</text:p>
      <text:p text:style-name="P1">| JBPM_ACTION <text:s text:c="16"/>|</text:p>
      <text:p text:style-name="P1">| JBPM_BYTEARRAY <text:s text:c="13"/>|</text:p>
      <text:p text:style-name="P1">| JBPM_BYTEBLOCK <text:s text:c="13"/>|</text:p>
      <text:p text:style-name="P1">| JBPM_COMMENT <text:s text:c="15"/>|</text:p>
      <text:p text:style-name="P1">| JBPM_DECISIONCONDITIONS <text:s text:c="4"/>|</text:p>
      <text:p text:style-name="P1">| JBPM_DELEGATION <text:s text:c="12"/>|</text:p>
      <text:p text:style-name="P1">| JBPM_EVENT <text:s text:c="17"/>|</text:p>
      <text:p text:style-name="P1">| JBPM_EXCEPTIONHANDLER <text:s text:c="6"/>|</text:p>
      <text:p text:style-name="P1">| JBPM_JOB <text:s text:c="19"/>|</text:p>
      <text:p text:style-name="P1"><text:soft-page-break/>| JBPM_LOG <text:s text:c="19"/>|</text:p>
      <text:p text:style-name="P1">| JBPM_MODULEDEFINITION <text:s text:c="6"/>|</text:p>
      <text:p text:style-name="P1">| JBPM_MODULEINSTANCE <text:s text:c="8"/>|</text:p>
      <text:p text:style-name="P1">| JBPM_NODE <text:s text:c="18"/>|</text:p>
      <text:p text:style-name="P1">| JBPM_POOLEDACTOR <text:s text:c="11"/>|</text:p>
      <text:p text:style-name="P1">| JBPM_PROCESSDEFINITION <text:s text:c="5"/>|</text:p>
      <text:p text:style-name="P1">| JBPM_PROCESSINSTANCE <text:s text:c="7"/>|</text:p>
      <text:p text:style-name="P1">| JBPM_RUNTIMEACTION <text:s text:c="9"/>|</text:p>
      <text:p text:style-name="P1">| JBPM_SWIMLANE <text:s text:c="14"/>|</text:p>
      <text:p text:style-name="P1">| JBPM_SWIMLANEINSTANCE <text:s text:c="6"/>|</text:p>
      <text:p text:style-name="P1">| JBPM_TASK <text:s text:c="18"/>|</text:p>
      <text:p text:style-name="P1">| JBPM_TASKACTORPOOL <text:s text:c="9"/>|</text:p>
      <text:p text:style-name="P1">| JBPM_TASKCONTROLLER <text:s text:c="8"/>|</text:p>
      <text:p text:style-name="P1">| JBPM_TASKINSTANCE <text:s text:c="10"/>|</text:p>
      <text:p text:style-name="P1">| JBPM_TOKEN <text:s text:c="17"/>|</text:p>
      <text:p text:style-name="P1">| JBPM_TOKENVARIABLEMAP <text:s text:c="6"/>|</text:p>
      <text:p text:style-name="P1">| JBPM_TRANSITION <text:s text:c="12"/>|</text:p>
      <text:p text:style-name="P1">| JBPM_VARIABLEACCESS <text:s text:c="8"/>|</text:p>
      <text:p text:style-name="P1">| JBPM_VARIABLEINSTANCE <text:s text:c="6"/>|</text:p>
      <text:p text:style-name="P1">| alf_access_control_entry <text:s text:c="3"/>|</text:p>
      <text:p text:style-name="P1">| alf_access_control_list <text:s text:c="4"/>|</text:p>
      <text:p text:style-name="P1">| alf_ace_context <text:s text:c="12"/>|</text:p>
      <text:p text:style-name="P1">| alf_acl_change_set <text:s text:c="9"/>|</text:p>
      <text:p text:style-name="P1">| alf_acl_member <text:s text:c="13"/>|</text:p>
      <text:p text:style-name="P1">| alf_activity_feed <text:s text:c="10"/>|</text:p>
      <text:p text:style-name="P1">| alf_activity_feed_control <text:s text:c="2"/>|</text:p>
      <text:p text:style-name="P1">| alf_activity_post <text:s text:c="10"/>|</text:p>
      <text:p text:style-name="P1">| alf_applied_patch <text:s text:c="10"/>|</text:p>
      <text:p text:style-name="P1">| alf_audit_app <text:s text:c="14"/>|</text:p>
      <text:p text:style-name="P1">| alf_audit_entry <text:s text:c="12"/>|</text:p>
      <text:p text:style-name="P1">| alf_audit_model <text:s text:c="12"/>|</text:p>
      <text:p text:style-name="P1">| alf_authority <text:s text:c="14"/>|</text:p>
      <text:p text:style-name="P1">| alf_authority_alias <text:s text:c="8"/>|</text:p>
      <text:p text:style-name="P1">| alf_child_assoc <text:s text:c="12"/>|</text:p>
      <text:p text:style-name="P1">| alf_content_data <text:s text:c="11"/>|</text:p>
      <text:p text:style-name="P1">| alf_content_url <text:s text:c="12"/>|</text:p>
      <text:p text:style-name="P1">| alf_content_url_encryption <text:s/>|</text:p>
      <text:p text:style-name="P1">| alf_encoding <text:s text:c="15"/>|</text:p>
      <text:p text:style-name="P1">| alf_locale <text:s text:c="17"/>|</text:p>
      <text:p text:style-name="P1">| alf_lock <text:s text:c="19"/>|</text:p>
      <text:p text:style-name="P1">| alf_lock_resource <text:s text:c="10"/>|</text:p>
      <text:p text:style-name="P1">| alf_mimetype <text:s text:c="15"/>|</text:p>
      <text:p text:style-name="P1">| alf_namespace <text:s text:c="14"/>|</text:p>
      <text:p text:style-name="P1">| alf_node <text:s text:c="19"/>|</text:p>
      <text:p text:style-name="P1">| alf_node_aspects <text:s text:c="11"/>|</text:p>
      <text:p text:style-name="P1">| alf_node_assoc <text:s text:c="13"/>|</text:p>
      <text:p text:style-name="P1">| alf_node_properties <text:s text:c="8"/>|</text:p>
      <text:p text:style-name="P1">| alf_permission <text:s text:c="13"/>|</text:p>
      <text:p text:style-name="P1">| alf_prop_class <text:s text:c="13"/>|</text:p>
      <text:p text:style-name="P1"><text:soft-page-break/>| alf_prop_date_value <text:s text:c="8"/>|</text:p>
      <text:p text:style-name="P1">| alf_prop_double_value <text:s text:c="6"/>|</text:p>
      <text:p text:style-name="P1">| alf_prop_link <text:s text:c="14"/>|</text:p>
      <text:p text:style-name="P1">| alf_prop_root <text:s text:c="14"/>|</text:p>
      <text:p text:style-name="P1">| alf_prop_serializable_value |</text:p>
      <text:p text:style-name="P1">| alf_prop_string_value <text:s text:c="6"/>|</text:p>
      <text:p text:style-name="P1">| alf_prop_unique_ctx <text:s text:c="8"/>|</text:p>
      <text:p text:style-name="P1">| alf_prop_value <text:s text:c="13"/>|</text:p>
      <text:p text:style-name="P1">| alf_qname <text:s text:c="18"/>|</text:p>
      <text:p text:style-name="P1">| alf_server <text:s text:c="17"/>|</text:p>
      <text:p text:style-name="P1">| alf_store <text:s text:c="18"/>|</text:p>
      <text:p text:style-name="P1">| alf_subscriptions <text:s text:c="10"/>|</text:p>
      <text:p text:style-name="P1">| alf_tenant <text:s text:c="17"/>|</text:p>
      <text:p text:style-name="P1">| alf_transaction <text:s text:c="12"/>|</text:p>
      <text:p text:style-name="P1">| alf_usage_delta <text:s text:c="12"/>|</text:p>
      <text:p text:style-name="P1">+-----------------------------+</text:p>
      <text:p text:style-name="P1">97 rows in set (0.02 se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 Typewriter" svg:font-family="'CM Typewriter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Unikurd Web" svg:font-family="'Unikurd Web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Liberation Serif" fo:font-size="12pt" fo:language="en" fo:country="US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Devanagar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646in" fo:margin-right="0.3335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22:30</meta:creation-date>
    <dc:language>en-US</dc:language>
    <dc:date>2015-08-27T11:12:14</dc:date>
    <meta:editing-cycles>101</meta:editing-cycles>
    <meta:editing-duration>PT17H13M29S</meta:editing-duration>
    <meta:generator>LibreOffice/4.0.4.2$Linux_x86 LibreOffice_project/400m0$Build-2</meta:generator>
    <meta:document-statistic meta:table-count="0" meta:image-count="0" meta:object-count="0" meta:page-count="9" meta:paragraph-count="226" meta:word-count="2788" meta:character-count="7763" meta:non-whitespace-character-count="6250"/>
  </office:meta>
</office:document-meta>
</file>